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c51" officeooo:paragraph-rsid="0013cc51"/>
    </style:style>
    <style:style style:name="P2" style:family="paragraph" style:parent-style-name="Standard">
      <style:text-properties officeooo:rsid="0013eb8b" officeooo:paragraph-rsid="0013eb8b"/>
    </style:style>
    <style:style style:name="P3" style:family="paragraph" style:parent-style-name="Standard">
      <style:text-properties officeooo:rsid="0016378c" officeooo:paragraph-rsid="0016378c"/>
    </style:style>
    <style:style style:name="P4" style:family="paragraph" style:parent-style-name="Text_20_body">
      <style:text-properties officeooo:rsid="0013cc51" officeooo:paragraph-rsid="0013c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multicore</text:p>
      <text:p text:style-name="P1"><text:a xlink:type="simple" xlink:href="http://www.ti.com/lit/an/sprab27b/sprab27b.pdf">http://www.ti.com/lit/an/sprab27b/sprab27b.pdf</text:a></text:p>
      <text:p text:style-name="P1"/>
      <text:p text:style-name="P1">Sobre arquitetura</text:p>
      <text:p text:style-name="P4">The article "CPU designers debate multi-core future" by Rick Merritt, EE Times 2008,<text:bookmark text:name="cite_ref-12"/><text:a xlink:type="simple" xlink:href="https://en.wikipedia.org/wiki/Multi-core_processor#cite_note-12">[12]</text:a> includes these comments:</text:p>
      <text:p text:style-name="Quotations">Chuck Moore [...] suggested computers should be like cellphones, using a variety of specialty cores to run modular software scheduled by a high-level applications programming interface.</text:p>
      <text:p text:style-name="Quotations">[...] Atsushi Hasegawa, a senior chief engineer at <text:a xlink:type="simple" xlink:href="https://en.wikipedia.org/wiki/Renesas">Renesas</text:a>, generally agreed. He suggested the cellphone's use of many specialty cores working in concert is a good model for future multi-core designs.</text:p>
      <text:p text:style-name="Quotations">[...] <text:a xlink:type="simple" xlink:href="https://en.wikipedia.org/wiki/Anant_Agarwal">Anant Agarwal</text:a>, founder and chief executive of startup <text:a xlink:type="simple" xlink:href="https://en.wikipedia.org/wiki/Tilera">Tilera</text:a>, took the opposing view. He said multi-core chips need to be homogeneous collections of general-purpose cores to keep the software model simple.</text:p>
      <text:p text:style-name="P1">Fonte: <text:a xlink:type="simple" xlink:href="https://en.wikipedia.org/wiki/Multi-core_processor">https://en.wikipedia.org/wiki/Multi-core_processor</text:a></text:p>
      <text:p text:style-name="P1"/>
      <text:p text:style-name="P2">página 14: <text:a xlink:type="simple" xlink:href="https://www.cs.cmu.edu/~fp/courses/15213-s06/lectures/27-multicore.pdf">https://www.cs.cmu.edu/~fp/courses/15213-s06/lectures/27-multicore.pdf</text:a></text:p>
      <text:p text:style-name="Standard">Multi-core processor is a special </text:p>
      <text:p text:style-name="Standard">kind of a multiprocessor:</text:p>
      <text:p text:style-name="Standard">All processors are on the same chip</text:p>
      <text:p text:style-name="Standard">• Multi-core processors are MIMD:</text:p>
      <text:p text:style-name="Standard">Different cores execute different threads (Multiple Instructions), operating on different parts of memory (Multiple Data).</text:p>
      <text:p text:style-name="Standard">• Multi-core is a shared memory multiprocessor:</text:p>
      <text:p text:style-name="Standard">All cores share the same memory</text:p>
      <text:p text:style-name="Standard"/>
      <text:p text:style-name="P3"><text:a xlink:type="simple" xlink:href="http://eli.thegreenplace.net/2016/c11-threads-affinity-and-hyperthreading/">http://eli.thegreenplace.net/2016/c11-threads-affinity-and-hyperthreading/</text:a> &lt;&lt; muita coi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</meta:initial-creator>
    <meta:creation-date>2016-11-20T13:27:12.508775473</meta:creation-date>
    <dc:date>2016-11-26T12:26:50.317679680</dc:date>
    <dc:creator>Iago </dc:creator>
    <meta:editing-duration>PT3H24M4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68" meta:character-count="1347" meta:non-whitespace-character-count="1195"/>
  </office:meta>
</office:document-meta>
</file>